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6000001786EC341C21032CE9F.png" manifest:media-type="image/png"/>
  <manifest:file-entry manifest:full-path="Pictures/1000000100000304000001E697978D8F5DA5AE0B.png" manifest:media-type="image/png"/>
  <manifest:file-entry manifest:full-path="Pictures/10000001000001B20000019CB84E654923EC2969.png" manifest:media-type="image/png"/>
  <manifest:file-entry manifest:full-path="Pictures/100000010000019400000182FF6B1776E81B74E6.png" manifest:media-type="image/png"/>
  <manifest:file-entry manifest:full-path="Pictures/1000000100000432000001E625B67393CADF1FD6.png" manifest:media-type="image/png"/>
  <manifest:file-entry manifest:full-path="Pictures/100000010000023A00000178FBDB9647486B7E52.png" manifest:media-type="image/png"/>
  <manifest:file-entry manifest:full-path="Pictures/10000001000004220000019C29BA081BCD35635B.png" manifest:media-type="image/png"/>
  <manifest:file-entry manifest:full-path="Pictures/10000001000001A2000001787ABB36B15D8F3E17.png" manifest:media-type="image/png"/>
  <manifest:file-entry manifest:full-path="Pictures/100000010000027E0000019C24E46EDD53FA5347.png" manifest:media-type="image/png"/>
  <manifest:file-entry manifest:full-path="Pictures/100000010000023A0000019C5664BD3237D55115.png" manifest:media-type="image/png"/>
  <manifest:file-entry manifest:full-path="Pictures/10000001000004020000020C05335F6D0211102D.png" manifest:media-type="image/png"/>
  <manifest:file-entry manifest:full-path="Pictures/10000001000004320000035C664898D9AACFE555.png" manifest:media-type="image/png"/>
  <manifest:file-entry manifest:full-path="Pictures/100000010000028E000001C2C38848BD692C63C4.png" manifest:media-type="image/png"/>
  <manifest:file-entry manifest:full-path="Pictures/10000001000003BE0000019CB87E40BD239DE62B.png" manifest:media-type="image/png"/>
  <manifest:file-entry manifest:full-path="Pictures/100000010000036A000001B26695E1313EF193F1.png" manifest:media-type="image/png"/>
  <manifest:file-entry manifest:full-path="Pictures/10000001000004320000019C5B76ECF7E6021E1F.png" manifest:media-type="image/png"/>
  <manifest:file-entry manifest:full-path="Pictures/10000001000001C4000001828F9AB3FBC0B1E3B1.png" manifest:media-type="image/png"/>
  <manifest:file-entry manifest:full-path="Pictures/1000000100000358000001829CE25F7E5A36E96E.png" manifest:media-type="image/png"/>
  <manifest:file-entry manifest:full-path="Pictures/100000010000032600000212CC6D31734F938967.png" manifest:media-type="image/png"/>
  <manifest:file-entry manifest:full-path="Pictures/1000000100000520000001B26C0CC3F6CAAFF2CA.png" manifest:media-type="image/png"/>
  <manifest:file-entry manifest:full-path="Pictures/100000010000029E000001E6EA5E5BB5F4BB6627.png" manifest:media-type="image/png"/>
  <manifest:file-entry manifest:full-path="Pictures/10000001000002E2000001C2B57F90038607540F.png" manifest:media-type="image/png"/>
  <manifest:file-entry manifest:full-path="Pictures/1000000100000358000001C2CCB16CA6DA8171A9.png" manifest:media-type="image/png"/>
  <manifest:file-entry manifest:full-path="Pictures/1000000100000432000001C2974BB13C3F8B4118.png" manifest:media-type="image/png"/>
  <manifest:file-entry manifest:full-path="Pictures/100000010000044C000001E62FC71CED4C2364BE.png" manifest:media-type="image/png"/>
  <manifest:file-entry manifest:full-path="Pictures/100000010000043200000182917CBAE3D5B89CC1.png" manifest:media-type="image/png"/>
  <manifest:file-entry manifest:full-path="Pictures/1000000100000432000002A21CAE28548E505D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title">
      <style:graphic-properties fo:min-height="1.59cm"/>
      <style:paragraph-properties style:writing-mode="lr-tb"/>
    </style:style>
    <style:style style:name="pr53" style:family="presentation" style:parent-style-name="TITLE_5f_AND_5f_BODY-notes">
      <style:graphic-properties draw:fill-color="#ffffff" fo:min-height="13.364cm"/>
      <style:paragraph-properties style:writing-mode="lr-tb"/>
    </style:style>
    <style:style style:name="pr54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-title" style:list-style-name="L1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presentation:style-name="pr1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6;p13" draw:style-name="gr1" draw:text-style-name="P3" draw:layer="layout" svg:width="7.584cm" svg:height="7.246cm" svg:x="8.908cm" svg:y="4.323cm">
          <draw:image xlink:href="Pictures/100000010000019400000182FF6B1776E81B74E6.png" xlink:type="simple" xlink:show="embed" xlink:actuate="onLoad" draw:mime-type="image/png">
            <text:p/>
          </draw:image>
        </draw:frame>
        <presentation:notes draw:style-name="dp2">
          <draw:page-thumbnail draw:name="Google Shape;51;g144d0164843_0_0:notes" draw:style-name="gr2" draw:layer="layout" svg:width="16.932cm" svg:height="9.524cm" svg:x="1.059cm" svg:y="1.905cm" draw:page-number="1" presentation:class="page"/>
          <draw:frame draw:name="Google Shape;52;g144d0164843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61;p14" presentation:style-name="pr4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2;p14" presentation:style-name="pr5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3;p14" draw:style-name="gr1" draw:text-style-name="P3" draw:layer="layout" svg:width="18.398cm" svg:height="7.164cm" svg:x="3.5cm" svg:y="4.447cm">
          <draw:image xlink:href="Pictures/10000001000004220000019C29BA081BCD35635B.png" xlink:type="simple" xlink:show="embed" xlink:actuate="onLoad" draw:mime-type="image/png">
            <text:p/>
          </draw:image>
        </draw:frame>
        <presentation:notes draw:style-name="dp2">
          <draw:page-thumbnail draw:name="Google Shape;58;g144d0164843_0_52:notes" draw:style-name="gr2" draw:layer="layout" svg:width="16.932cm" svg:height="9.524cm" svg:x="1.059cm" svg:y="1.905cm" draw:page-number="2" presentation:class="page"/>
          <draw:frame draw:name="Google Shape;59;g144d0164843_0_5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8;p15" presentation:style-name="pr7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9;p15" presentation:style-name="pr8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0;p15" draw:style-name="gr1" draw:text-style-name="P3" draw:layer="layout" svg:width="6.652cm" svg:height="5.984cm" svg:x="9.373cm" svg:y="4.954cm">
          <draw:image xlink:href="Pictures/10000001000001A2000001787ABB36B15D8F3E17.png" xlink:type="simple" xlink:show="embed" xlink:actuate="onLoad" draw:mime-type="image/png">
            <text:p/>
          </draw:image>
        </draw:frame>
        <presentation:notes draw:style-name="dp2">
          <draw:page-thumbnail draw:name="Google Shape;65;g144d0164843_0_58:notes" draw:style-name="gr2" draw:layer="layout" svg:width="16.932cm" svg:height="9.524cm" svg:x="1.059cm" svg:y="1.905cm" draw:page-number="3" presentation:class="page"/>
          <draw:frame draw:name="Google Shape;66;g144d0164843_0_5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75;p16" presentation:style-name="pr10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76;p16" presentation:style-name="pr11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7;p16" draw:style-name="gr1" draw:text-style-name="P3" draw:layer="layout" svg:width="9.452cm" svg:height="6.103cm" svg:x="7.974cm" svg:y="4.894cm">
          <draw:image xlink:href="Pictures/100000010000027E0000019C24E46EDD53FA5347.png" xlink:type="simple" xlink:show="embed" xlink:actuate="onLoad" draw:mime-type="image/png">
            <text:p/>
          </draw:image>
        </draw:frame>
        <presentation:notes draw:style-name="dp2">
          <draw:page-thumbnail draw:name="Google Shape;72;g144d0164843_0_64:notes" draw:style-name="gr2" draw:layer="layout" svg:width="16.932cm" svg:height="9.524cm" svg:x="1.059cm" svg:y="1.905cm" draw:page-number="4" presentation:class="page"/>
          <draw:frame draw:name="Google Shape;73;g144d0164843_0_6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82;p17" presentation:style-name="pr13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83;p17" presentation:style-name="pr14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4;p17" draw:style-name="gr1" draw:text-style-name="P3" draw:layer="layout" svg:width="11.153cm" svg:height="7.357cm" svg:x="7.123cm" svg:y="4.267cm">
          <draw:image xlink:href="Pictures/100000010000023A00000178FBDB9647486B7E52.png" xlink:type="simple" xlink:show="embed" xlink:actuate="onLoad" draw:mime-type="image/png">
            <text:p/>
          </draw:image>
        </draw:frame>
        <presentation:notes draw:style-name="dp2">
          <draw:page-thumbnail draw:name="Google Shape;79;g144d0164843_0_70:notes" draw:style-name="gr2" draw:layer="layout" svg:width="16.932cm" svg:height="9.524cm" svg:x="1.059cm" svg:y="1.905cm" draw:page-number="5" presentation:class="page"/>
          <draw:frame draw:name="Google Shape;80;g144d0164843_0_7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frame draw:name="Google Shape;89;p18" presentation:style-name="pr16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0;p18" presentation:style-name="pr17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1;p18" draw:style-name="gr1" draw:text-style-name="P3" draw:layer="layout" svg:width="9.4cm" svg:height="7.272cm" svg:x="8cm" svg:y="4.31cm">
          <draw:image xlink:href="Pictures/10000001000001E6000001786EC341C21032CE9F.png" xlink:type="simple" xlink:show="embed" xlink:actuate="onLoad" draw:mime-type="image/png">
            <text:p/>
          </draw:image>
        </draw:frame>
        <presentation:notes draw:style-name="dp2">
          <draw:page-thumbnail draw:name="Google Shape;86;g144d0164843_0_76:notes" draw:style-name="gr2" draw:layer="layout" svg:width="16.932cm" svg:height="9.524cm" svg:x="1.059cm" svg:y="1.905cm" draw:page-number="6" presentation:class="page"/>
          <draw:frame draw:name="Google Shape;87;g144d0164843_0_7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frame draw:name="Google Shape;96;p19" presentation:style-name="pr19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7;p19" presentation:style-name="pr20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8;p19" draw:style-name="gr1" draw:text-style-name="P3" draw:layer="layout" svg:width="15.929cm" svg:height="8.135cm" svg:x="4.735cm" svg:y="3.796cm">
          <draw:image xlink:href="Pictures/10000001000004020000020C05335F6D0211102D.png" xlink:type="simple" xlink:show="embed" xlink:actuate="onLoad" draw:mime-type="image/png">
            <text:p/>
          </draw:image>
        </draw:frame>
        <presentation:notes draw:style-name="dp2">
          <draw:page-thumbnail draw:name="Google Shape;93;g144d0164843_0_82:notes" draw:style-name="gr2" draw:layer="layout" svg:width="16.932cm" svg:height="9.524cm" svg:x="1.059cm" svg:y="1.905cm" draw:page-number="7" presentation:class="page"/>
          <draw:frame draw:name="Google Shape;94;g144d0164843_0_8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frame draw:name="Google Shape;103;p20" presentation:style-name="pr22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4;p20" presentation:style-name="pr23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5;p20" draw:style-name="gr1" draw:text-style-name="P3" draw:layer="layout" svg:width="11.247cm" svg:height="7.738cm" svg:x="7.076cm" svg:y="4.297cm">
          <draw:image xlink:href="Pictures/100000010000028E000001C2C38848BD692C63C4.png" xlink:type="simple" xlink:show="embed" xlink:actuate="onLoad" draw:mime-type="image/png">
            <text:p/>
          </draw:image>
        </draw:frame>
        <presentation:notes draw:style-name="dp2">
          <draw:page-thumbnail draw:name="Google Shape;100;g144d0164843_0_88:notes" draw:style-name="gr2" draw:layer="layout" svg:width="16.932cm" svg:height="9.524cm" svg:x="1.059cm" svg:y="1.905cm" draw:page-number="8" presentation:class="page"/>
          <draw:frame draw:name="Google Shape;101;g144d0164843_0_8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draw:frame draw:name="Google Shape;110;p21" presentation:style-name="pr25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1;p21" presentation:style-name="pr26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2;p21" draw:style-name="gr1" draw:text-style-name="P3" draw:layer="layout" svg:width="15.56cm" svg:height="6.691cm" svg:x="4.919cm" svg:y="4.6cm">
          <draw:image xlink:href="Pictures/10000001000003BE0000019CB87E40BD239DE62B.png" xlink:type="simple" xlink:show="embed" xlink:actuate="onLoad" draw:mime-type="image/png">
            <text:p/>
          </draw:image>
        </draw:frame>
        <presentation:notes draw:style-name="dp2">
          <draw:page-thumbnail draw:name="Google Shape;107;g144d0164843_0_94:notes" draw:style-name="gr2" draw:layer="layout" svg:width="16.932cm" svg:height="9.524cm" svg:x="1.059cm" svg:y="1.905cm" draw:page-number="9" presentation:class="page"/>
          <draw:frame draw:name="Google Shape;108;g144d0164843_0_9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draw:frame draw:name="Google Shape;117;p22" presentation:style-name="pr28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8;p22" presentation:style-name="pr29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19;p22" draw:style-name="gr1" draw:text-style-name="P3" draw:layer="layout" svg:width="13.038cm" svg:height="6.474cm" svg:x="6.181cm" svg:y="4.709cm">
          <draw:image xlink:href="Pictures/100000010000036A000001B26695E1313EF193F1.png" xlink:type="simple" xlink:show="embed" xlink:actuate="onLoad" draw:mime-type="image/png">
            <text:p/>
          </draw:image>
        </draw:frame>
        <presentation:notes draw:style-name="dp2">
          <draw:page-thumbnail draw:name="Google Shape;114;g144d0164843_0_100:notes" draw:style-name="gr2" draw:layer="layout" svg:width="16.932cm" svg:height="9.524cm" svg:x="1.059cm" svg:y="1.905cm" draw:page-number="10" presentation:class="page"/>
          <draw:frame draw:name="Google Shape;115;g144d0164843_0_10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frame draw:name="Google Shape;124;p23" presentation:style-name="pr31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5;p23" presentation:style-name="pr32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6;p23" draw:style-name="gr1" draw:text-style-name="P3" draw:layer="layout" svg:width="9.268cm" svg:height="7.915cm" svg:x="8.065cm" svg:y="3.989cm">
          <draw:image xlink:href="Pictures/10000001000001C4000001828F9AB3FBC0B1E3B1.png" xlink:type="simple" xlink:show="embed" xlink:actuate="onLoad" draw:mime-type="image/png">
            <text:p/>
          </draw:image>
        </draw:frame>
        <presentation:notes draw:style-name="dp2">
          <draw:page-thumbnail draw:name="Google Shape;121;g144d0164843_0_107:notes" draw:style-name="gr2" draw:layer="layout" svg:width="16.932cm" svg:height="9.524cm" svg:x="1.059cm" svg:y="1.905cm" draw:page-number="11" presentation:class="page"/>
          <draw:frame draw:name="Google Shape;122;g144d0164843_0_10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draw:frame draw:name="Google Shape;131;p24" presentation:style-name="pr34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2;p24" presentation:style-name="pr35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33;p24" draw:style-name="gr1" draw:text-style-name="P3" draw:layer="layout" svg:width="6.116cm" svg:height="5.806cm" svg:x="9.641cm" svg:y="5.043cm">
          <draw:image xlink:href="Pictures/10000001000001B20000019CB84E654923EC2969.png" xlink:type="simple" xlink:show="embed" xlink:actuate="onLoad" draw:mime-type="image/png">
            <text:p/>
          </draw:image>
        </draw:frame>
        <presentation:notes draw:style-name="dp2">
          <draw:page-thumbnail draw:name="Google Shape;128;g144d0164843_0_113:notes" draw:style-name="gr2" draw:layer="layout" svg:width="16.932cm" svg:height="9.524cm" svg:x="1.059cm" svg:y="1.905cm" draw:page-number="12" presentation:class="page"/>
          <draw:frame draw:name="Google Shape;129;g144d0164843_0_113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draw:frame draw:name="Google Shape;138;p25" presentation:style-name="pr37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9;p25" presentation:style-name="pr38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0;p25" draw:style-name="gr1" draw:text-style-name="P3" draw:layer="layout" svg:width="16.3cm" svg:height="7.349cm" svg:x="4.55cm" svg:y="4.271cm">
          <draw:image xlink:href="Pictures/1000000100000358000001829CE25F7E5A36E96E.png" xlink:type="simple" xlink:show="embed" xlink:actuate="onLoad" draw:mime-type="image/png">
            <text:p/>
          </draw:image>
        </draw:frame>
        <presentation:notes draw:style-name="dp2">
          <draw:page-thumbnail draw:name="Google Shape;135;g144d0164843_0_119:notes" draw:style-name="gr2" draw:layer="layout" svg:width="16.932cm" svg:height="9.524cm" svg:x="1.059cm" svg:y="1.905cm" draw:page-number="13" presentation:class="page"/>
          <draw:frame draw:name="Google Shape;136;g144d0164843_0_11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draw:frame draw:name="Google Shape;145;p26" presentation:style-name="pr40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46;p26" presentation:style-name="pr41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47;p26" draw:style-name="gr1" draw:text-style-name="P3" draw:layer="layout" svg:width="11.851cm" svg:height="7.792cm" svg:x="6.774cm" svg:y="4.05cm">
          <draw:image xlink:href="Pictures/100000010000032600000212CC6D31734F938967.png" xlink:type="simple" xlink:show="embed" xlink:actuate="onLoad" draw:mime-type="image/png">
            <text:p/>
          </draw:image>
        </draw:frame>
        <presentation:notes draw:style-name="dp2">
          <draw:page-thumbnail draw:name="Google Shape;142;g144d0164843_0_125:notes" draw:style-name="gr2" draw:layer="layout" svg:width="16.932cm" svg:height="9.524cm" svg:x="1.059cm" svg:y="1.905cm" draw:page-number="14" presentation:class="page"/>
          <draw:frame draw:name="Google Shape;143;g144d0164843_0_12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draw:frame draw:name="Google Shape;152;p27" presentation:style-name="pr43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53;p27" presentation:style-name="pr44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4;p27" draw:style-name="gr1" draw:text-style-name="P3" draw:layer="layout" svg:width="9.635cm" svg:height="6.989cm" svg:x="7.882cm" svg:y="4.451cm">
          <draw:image xlink:href="Pictures/100000010000029E000001E6EA5E5BB5F4BB6627.png" xlink:type="simple" xlink:show="embed" xlink:actuate="onLoad" draw:mime-type="image/png">
            <text:p/>
          </draw:image>
        </draw:frame>
        <presentation:notes draw:style-name="dp2">
          <draw:page-thumbnail draw:name="Google Shape;149;g144d0164843_0_131:notes" draw:style-name="gr2" draw:layer="layout" svg:width="16.932cm" svg:height="9.524cm" svg:x="1.059cm" svg:y="1.905cm" draw:page-number="15" presentation:class="page"/>
          <draw:frame draw:name="Google Shape;150;g144d0164843_0_131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draw:frame draw:name="Google Shape;159;p28" presentation:style-name="pr46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60;p28" presentation:style-name="pr47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1;p28" draw:style-name="gr1" draw:text-style-name="P3" draw:layer="layout" svg:width="12.557cm" svg:height="7.656cm" svg:x="6.421cm" svg:y="4.118cm">
          <draw:image xlink:href="Pictures/10000001000002E2000001C2B57F90038607540F.png" xlink:type="simple" xlink:show="embed" xlink:actuate="onLoad" draw:mime-type="image/png">
            <text:p/>
          </draw:image>
        </draw:frame>
        <presentation:notes draw:style-name="dp2">
          <draw:page-thumbnail draw:name="Google Shape;156;g144d0164843_0_137:notes" draw:style-name="gr2" draw:layer="layout" svg:width="16.932cm" svg:height="9.524cm" svg:x="1.059cm" svg:y="1.905cm" draw:page-number="16" presentation:class="page"/>
          <draw:frame draw:name="Google Shape;157;g144d0164843_0_137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draw:frame draw:name="Google Shape;166;p29" presentation:style-name="pr49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67;p29" presentation:style-name="pr50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8;p29" draw:style-name="gr1" draw:text-style-name="P3" draw:layer="layout" svg:width="12.704cm" svg:height="6.678cm" svg:x="6.348cm" svg:y="4.607cm">
          <draw:image xlink:href="Pictures/1000000100000358000001C2CCB16CA6DA8171A9.png" xlink:type="simple" xlink:show="embed" xlink:actuate="onLoad" draw:mime-type="image/png">
            <text:p/>
          </draw:image>
        </draw:frame>
        <presentation:notes draw:style-name="dp2">
          <draw:page-thumbnail draw:name="Google Shape;163;g144d0164843_0_143:notes" draw:style-name="gr2" draw:layer="layout" svg:width="16.932cm" svg:height="9.524cm" svg:x="1.059cm" svg:y="1.905cm" draw:page-number="17" presentation:class="page"/>
          <draw:frame draw:name="Google Shape;164;g144d0164843_0_143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draw:frame presentation:style-name="pr52" draw:text-style-name="P5" draw:layer="layout" svg:width="23.667cm" svg:height="1.59cm" svg:x="0.866cm" svg:y="1.236cm" presentation:class="title" presentation:placeholder="true">
          <draw:text-box/>
        </draw:frame>
        <draw:frame draw:style-name="gr3" draw:text-style-name="P6" draw:layer="layout" svg:width="11.85cm" svg:height="9.489cm" svg:x="6.774cm" svg:y="3.2cm" presentation:class="graphic">
          <draw:image xlink:href="Pictures/10000001000004320000035C664898D9AACFE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presentation:style-name="pr52" draw:layer="layout" svg:width="23.667cm" svg:height="1.59cm" svg:x="0.866cm" svg:y="1.236cm" presentation:class="title" presentation:placeholder="true">
          <draw:text-box/>
        </draw:frame>
        <draw:frame draw:style-name="gr4" draw:text-style-name="P8" draw:layer="layout" svg:width="23.667cm" svg:height="9.489cm" svg:x="0.866cm" svg:y="3.201cm">
          <draw:image xlink:href="Pictures/1000000100000432000001C2974BB13C3F8B41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5f_AND_5f_BODY" presentation:presentation-page-layout-name="AL1T1">
        <draw:frame draw:name="Google Shape;173;p30" presentation:style-name="pr54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74;p30" presentation:style-name="pr55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5;p30" draw:style-name="gr1" draw:text-style-name="P3" draw:layer="layout" svg:width="11.733cm" svg:height="7.386cm" svg:x="6.833cm" svg:y="4.253cm">
          <draw:image xlink:href="Pictures/1000000100000304000001E697978D8F5DA5AE0B.png" xlink:type="simple" xlink:show="embed" xlink:actuate="onLoad" draw:mime-type="image/png">
            <text:p/>
          </draw:image>
        </draw:frame>
        <presentation:notes draw:style-name="dp2">
          <draw:page-thumbnail draw:name="Google Shape;170;g144d0164843_0_149:notes" draw:style-name="gr2" draw:layer="layout" svg:width="16.932cm" svg:height="9.524cm" svg:x="1.059cm" svg:y="1.905cm" draw:page-number="20" presentation:class="page"/>
          <draw:frame draw:name="Google Shape;171;g144d0164843_0_149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draw:frame draw:name="Google Shape;180;p31" presentation:style-name="pr57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81;p31" presentation:style-name="pr58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2;p31" draw:style-name="gr1" draw:text-style-name="P3" draw:layer="layout" svg:width="12.694cm" svg:height="9.175cm" svg:x="6.353cm" svg:y="3.358cm">
          <draw:image xlink:href="Pictures/100000010000023A0000019C5664BD3237D55115.png" xlink:type="simple" xlink:show="embed" xlink:actuate="onLoad" draw:mime-type="image/png">
            <text:p/>
          </draw:image>
        </draw:frame>
        <presentation:notes draw:style-name="dp2">
          <draw:page-thumbnail draw:name="Google Shape;177;g144d0164843_0_156:notes" draw:style-name="gr2" draw:layer="layout" svg:width="16.932cm" svg:height="9.524cm" svg:x="1.059cm" svg:y="1.905cm" draw:page-number="21" presentation:class="page"/>
          <draw:frame draw:name="Google Shape;178;g144d0164843_0_156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draw:frame draw:name="Google Shape;187;p32" presentation:style-name="pr60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88;p32" presentation:style-name="pr61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9;p32" draw:style-name="gr1" draw:text-style-name="P3" draw:layer="layout" svg:width="15.973cm" svg:height="7.057cm" svg:x="4.713cm" svg:y="4.338cm">
          <draw:image xlink:href="Pictures/100000010000044C000001E62FC71CED4C2364BE.png" xlink:type="simple" xlink:show="embed" xlink:actuate="onLoad" draw:mime-type="image/png">
            <text:p/>
          </draw:image>
        </draw:frame>
        <presentation:notes draw:style-name="dp2">
          <draw:page-thumbnail draw:name="Google Shape;184;g144d0164843_0_162:notes" draw:style-name="gr2" draw:layer="layout" svg:width="16.932cm" svg:height="9.524cm" svg:x="1.059cm" svg:y="1.905cm" draw:page-number="22" presentation:class="page"/>
          <draw:frame draw:name="Google Shape;185;g144d0164843_0_162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draw:frame draw:name="Google Shape;194;p33" presentation:style-name="pr63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95;p33" presentation:style-name="pr64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6;p33" draw:style-name="gr1" draw:text-style-name="P3" draw:layer="layout" svg:width="19.948cm" svg:height="6.598cm" svg:x="2.726cm" svg:y="4.409cm">
          <draw:image xlink:href="Pictures/1000000100000520000001B26C0CC3F6CAAFF2CA.png" xlink:type="simple" xlink:show="embed" xlink:actuate="onLoad" draw:mime-type="image/png">
            <text:p/>
          </draw:image>
        </draw:frame>
        <presentation:notes draw:style-name="dp2">
          <draw:page-thumbnail draw:name="Google Shape;191;g144d0164843_0_168:notes" draw:style-name="gr2" draw:layer="layout" svg:width="16.932cm" svg:height="9.524cm" svg:x="1.059cm" svg:y="1.905cm" draw:page-number="23" presentation:class="page"/>
          <draw:frame draw:name="Google Shape;192;g144d0164843_0_168:notes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draw:frame draw:name="Google Shape;201;p34" presentation:style-name="pr66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02;p34" presentation:style-name="pr67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03;p34" draw:style-name="gr1" draw:text-style-name="P3" draw:layer="layout" svg:width="18.129cm" svg:height="6.954cm" svg:x="3.635cm" svg:y="4.469cm">
          <draw:image xlink:href="Pictures/10000001000004320000019C5B76ECF7E6021E1F.png" xlink:type="simple" xlink:show="embed" xlink:actuate="onLoad" draw:mime-type="image/png">
            <text:p/>
          </draw:image>
        </draw:frame>
        <presentation:notes draw:style-name="dp2">
          <draw:page-thumbnail draw:name="Google Shape;198;g144d0164843_0_177:notes" draw:style-name="gr2" draw:layer="layout" svg:width="16.932cm" svg:height="9.524cm" svg:x="1.059cm" svg:y="1.905cm" draw:page-number="24" presentation:class="page"/>
          <draw:frame draw:name="Google Shape;199;g144d0164843_0_177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draw:frame draw:name="Google Shape;208;p35" presentation:style-name="pr69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09;p35" presentation:style-name="pr70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0;p35" draw:style-name="gr1" draw:text-style-name="P3" draw:layer="layout" svg:width="14.031cm" svg:height="8.805cm" svg:x="5.684cm" svg:y="3.543cm">
          <draw:image xlink:href="Pictures/1000000100000432000002A21CAE28548E505DBB.png" xlink:type="simple" xlink:show="embed" xlink:actuate="onLoad" draw:mime-type="image/png">
            <text:p/>
          </draw:image>
        </draw:frame>
        <presentation:notes draw:style-name="dp2">
          <draw:page-thumbnail draw:name="Google Shape;205;g144d0164843_0_183:notes" draw:style-name="gr2" draw:layer="layout" svg:width="16.932cm" svg:height="9.524cm" svg:x="1.059cm" svg:y="1.905cm" draw:page-number="25" presentation:class="page"/>
          <draw:frame draw:name="Google Shape;206;g144d0164843_0_183:notes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1T1">
        <draw:frame draw:name="Google Shape;215;p36" presentation:style-name="pr72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16;p36" presentation:style-name="pr73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7;p36" draw:style-name="gr1" draw:text-style-name="P3" draw:layer="layout" svg:width="15.909cm" svg:height="5.717cm" svg:x="4.745cm" svg:y="5.087cm">
          <draw:image xlink:href="Pictures/100000010000043200000182917CBAE3D5B89CC1.png" xlink:type="simple" xlink:show="embed" xlink:actuate="onLoad" draw:mime-type="image/png">
            <text:p/>
          </draw:image>
        </draw:frame>
        <presentation:notes draw:style-name="dp2">
          <draw:page-thumbnail draw:name="Google Shape;212;g144d0164843_0_190:notes" draw:style-name="gr2" draw:layer="layout" svg:width="16.932cm" svg:height="9.524cm" svg:x="1.059cm" svg:y="1.905cm" draw:page-number="26" presentation:class="page"/>
          <draw:frame draw:name="Google Shape;213;g144d0164843_0_190:notes" presentation:style-name="pr7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1T1">
        <draw:frame draw:name="Google Shape;222;p37" presentation:style-name="pr75" draw:text-style-name="P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23;p37" presentation:style-name="pr76" draw:text-style-name="P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4;p37" draw:style-name="gr1" draw:text-style-name="P3" draw:layer="layout" svg:width="17.604cm" svg:height="7.965cm" svg:x="3.898cm" svg:y="3.963cm">
          <draw:image xlink:href="Pictures/1000000100000432000001E625B67393CADF1FD6.png" xlink:type="simple" xlink:show="embed" xlink:actuate="onLoad" draw:mime-type="image/png">
            <text:p/>
          </draw:image>
        </draw:frame>
        <presentation:notes draw:style-name="dp2">
          <draw:page-thumbnail draw:name="Google Shape;219;g144d0164843_0_196:notes" draw:style-name="gr2" draw:layer="layout" svg:width="16.932cm" svg:height="9.524cm" svg:x="1.059cm" svg:y="1.905cm" draw:page-number="27" presentation:class="page"/>
          <draw:frame draw:name="Google Shape;220;g144d0164843_0_196:notes" presentation:style-name="pr7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00000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5.2$Windows_X86_64 LibreOffice_project/184fe81b8c8c30d8b5082578aee2fed2ea847c01</meta:generator>
    <dc:date>2022-09-30T14:43:11.428000000</dc:date>
    <meta:editing-duration>PT3M30S</meta:editing-duration>
    <meta:editing-cycles>2</meta:editing-cycles>
    <meta:document-statistic meta:object-count="152"/>
  </office:meta>
</office:document-meta>
</file>